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AttachedDocument" table:style-name="ta1" table:print-ranges="A1:AF2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AttachedDocument">
            <text:p>AttachedDocument</text:p>
          </table:table-cell>
          <table:table-cell table:style-name="ce2" office:value-type="string">
            <text:p>Attached Document. Details</text:p>
          </table:table-cell>
          <table:table-cell table:style-name="ce2" office:value-type="string"/>
          <table:table-cell table:style-name="ce2" office:value-type="string">
            <text:p>Attached Document</text:p>
          </table:table-cell>
          <table:table-cell table:style-name="ce2" table:number-columns-repeated="11" office:value-type="string"/>
          <table:table-cell table:style-name="ce2" office:value-type="string">
            <text:p>ABIE</text:p>
          </table:table-cell>
          <table:table-cell table:style-name="ce2" office:value-type="string">
            <text:p>A UBL <text:s/>wrapper <text:s/>that allows a document of any kind to be packaged with the UBL document that references it.</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Attached Document. UBL Version Identifier. Identifier</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Attached Document. Customization Identifier. Identifier</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Attached Document. Profile Identifier. Identifier</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Attached Document. Profile Execution Identifier. Identifier</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Attached Document. Identifier</text:p>
          </table:table-cell>
          <table:table-cell table:style-name="ce3" office:value-type="string"/>
          <table:table-cell office:value-type="string" table:style-name="ce3">
            <text:p>Attached Documen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Attached Document; this ID is used as a reference by the UBL <text:s/>parent <text:s/>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Attached Document. UUID. Identifier</text:p>
          </table:table-cell>
          <table:table-cell table:style-name="ce3" office:value-type="string"/>
          <table:table-cell office:value-type="string" table:style-name="ce3">
            <text:p>Attached Documen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IssueDate" table:style-name="ce3">
            <text:p>IssueDate</text:p>
          </table:table-cell>
          <table:table-cell office:value-type="string" table:style-name="ce3">
            <text:p>Attached Document. Issue Date. Date</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 date denoting when the Attached Document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Time" table:style-name="ce3">
            <text:p>IssueTime</text:p>
          </table:table-cell>
          <table:table-cell office:value-type="string" table:style-name="ce3">
            <text:p>Attached Document. Issue Time. Time</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time denoting when the Attached Document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Note" table:style-name="ce3">
            <text:p>Note</text:p>
          </table:table-cell>
          <table:table-cell office:value-type="string" table:style-name="ce3">
            <text:p>Attached Document. Note. Text</text:p>
          </table:table-cell>
          <table:table-cell table:style-name="ce3" office:value-type="string"/>
          <table:table-cell office:value-type="string" table:style-name="ce3">
            <text:p>Attached Documen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Contains any free-form text pertinent to the entire document or to the document message itself.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DocumentTypeCode" table:style-name="ce3">
            <text:p>DocumentTypeCode</text:p>
          </table:table-cell>
          <table:table-cell office:value-type="string" table:style-name="ce3">
            <text:p>Attached Document. Document Type Code. Code</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Document Type</text:p>
          </table:table-cell>
          <table:table-cell office:value-type="string" table:style-name="ce3">
            <text:p>Code</text:p>
          </table:table-cell>
          <table:table-cell office:value-type="string" table:style-name="ce3">
            <text:p>Document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Qualifies the type of document using a code se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ocumentType" table:style-name="ce3">
            <text:p>DocumentType</text:p>
          </table:table-cell>
          <table:table-cell office:value-type="string" table:style-name="ce3">
            <text:p>Attached Document. Document Type. Text</text:p>
          </table:table-cell>
          <table:table-cell table:style-name="ce3" office:value-type="string"/>
          <table:table-cell office:value-type="string" table:style-name="ce3">
            <text:p>Attached Document</text:p>
          </table:table-cell>
          <table:table-cell table:style-name="ce3" office:value-type="string"/>
          <table:table-cell office:value-type="string" table:style-name="ce3">
            <text:p>Document</text:p>
          </table:table-cell>
          <table:table-cell office:value-type="string" table:style-name="ce3">
            <text:p>Type</text:p>
          </table:table-cell>
          <table:table-cell office:value-type="string" table:style-name="ce3">
            <text:p>Document Typ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Qualifies types of document as tex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ParentDocumentID" table:style-name="ce3">
            <text:p>ParentDocumentID</text:p>
          </table:table-cell>
          <table:table-cell office:value-type="string" table:style-name="ce3">
            <text:p>Attached Document. Parent_ Document Identifier. Identifier</text:p>
          </table:table-cell>
          <table:table-cell table:style-name="ce3" office:value-type="string"/>
          <table:table-cell office:value-type="string" table:style-name="ce3">
            <text:p>Attached Document</text:p>
          </table:table-cell>
          <table:table-cell office:value-type="string" table:style-name="ce3">
            <text:p>Parent</text:p>
          </table:table-cell>
          <table:table-cell office:value-type="string" table:style-name="ce3">
            <text:p>Document</text:p>
          </table:table-cell>
          <table:table-cell office:value-type="string" table:style-name="ce3">
            <text:p>Identifier</text:p>
          </table:table-cell>
          <table:table-cell office:value-type="string" table:style-name="ce3">
            <text:p>Document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Identifies the parent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ParentDocumentTypeCode" table:style-name="ce3">
            <text:p>ParentDocumentTypeCode</text:p>
          </table:table-cell>
          <table:table-cell office:value-type="string" table:style-name="ce3">
            <text:p>Attached Document. Parent_ Document Type Code. Code</text:p>
          </table:table-cell>
          <table:table-cell table:style-name="ce3" office:value-type="string"/>
          <table:table-cell office:value-type="string" table:style-name="ce3">
            <text:p>Attached Document</text:p>
          </table:table-cell>
          <table:table-cell office:value-type="string" table:style-name="ce3">
            <text:p>Parent</text:p>
          </table:table-cell>
          <table:table-cell office:value-type="string" table:style-name="ce3">
            <text:p>Document Type</text:p>
          </table:table-cell>
          <table:table-cell office:value-type="string" table:style-name="ce3">
            <text:p>Code</text:p>
          </table:table-cell>
          <table:table-cell office:value-type="string" table:style-name="ce3">
            <text:p>Document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type of parent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ParentDocumentVersionID" table:style-name="ce3">
            <text:p>ParentDocumentVersionID</text:p>
          </table:table-cell>
          <table:table-cell office:value-type="string" table:style-name="ce3">
            <text:p>Attached Document. Parent Document_ Version. Identifier</text:p>
          </table:table-cell>
          <table:table-cell table:style-name="ce3" office:value-type="string"/>
          <table:table-cell office:value-type="string" table:style-name="ce3">
            <text:p>Attached Document</text:p>
          </table:table-cell>
          <table:table-cell office:value-type="string" table:style-name="ce3">
            <text:p>Parent Document</text:p>
          </table:table-cell>
          <table:table-cell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the current version of the referred document.</text:p>
          </table:table-cell>
          <table:table-cell office:value-type="string" table:style-name="ce3">
            <text:p><text:s/>1.1 </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4" office:value-type="string">
            <text:p>Attached Document. Signature</text:p>
          </table:table-cell>
          <table:table-cell table:style-name="ce4" office:value-type="string"/>
          <table:table-cell table:style-name="ce4" office:value-type="string">
            <text:p>Attached Document</text:p>
          </table:table-cell>
          <table:table-cell table:number-columns-repeated="2" table:style-name="ce4" office:value-type="string"/>
          <table:table-cell table:style-name="ce4" office:value-type="string"/>
          <table:table-cell table:style-name="ce4" table:formula="of:=[.M17]"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ssociates the Attached Document with zero or more signatur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enderParty">
            <text:p>SenderParty</text:p>
          </table:table-cell>
          <table:table-cell table:style-name="ce4" office:value-type="string">
            <text:p>Attached Document. Sender_ Party. Party</text:p>
          </table:table-cell>
          <table:table-cell table:style-name="ce4" office:value-type="string"/>
          <table:table-cell table:style-name="ce4" office:value-type="string">
            <text:p>Attached Document</text:p>
          </table:table-cell>
          <table:table-cell table:style-name="ce4" office:value-type="string">
            <text:p>Sender</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4" office:value-type="string">
            <text:p>Attached Document. Receiver_ Party. Party</text:p>
          </table:table-cell>
          <table:table-cell table:style-name="ce4" office:value-type="string"/>
          <table:table-cell table:style-name="ce4" office:value-type="string">
            <text:p>Attached Document</text:p>
          </table:table-cell>
          <table:table-cell table:style-name="ce4" office:value-type="string">
            <text:p>Receiv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ttachment">
            <text:p>Attachment</text:p>
          </table:table-cell>
          <table:table-cell table:style-name="ce4" office:value-type="string">
            <text:p>Attached Document. Attachment</text:p>
          </table:table-cell>
          <table:table-cell table:style-name="ce4" office:value-type="string"/>
          <table:table-cell table:style-name="ce4" office:value-type="string">
            <text:p>Attached Document</text:p>
          </table:table-cell>
          <table:table-cell table:number-columns-repeated="2" table:style-name="ce4" office:value-type="string"/>
          <table:table-cell table:style-name="ce4" office:value-type="string"/>
          <table:table-cell table:style-name="ce4" table:formula="of:=[.M20]" office:value-type="string" office:string-value="Attachment">
            <text:p>Attachment</text:p>
          </table:table-cell>
          <table:table-cell table:style-name="ce4" office:value-type="string">
            <text:p>Attachment</text:p>
          </table:table-cell>
          <table:table-cell table:style-name="ce4" table:number-columns-repeated="3" office:value-type="string"/>
          <table:table-cell table:style-name="ce4" office:value-type="string">
            <text:p>Attachmen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ttachment containing the document cont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ParentDocumentLineReference">
            <text:p>ParentDocumentLineReference</text:p>
          </table:table-cell>
          <table:table-cell table:style-name="ce4" office:value-type="string">
            <text:p>Attached Document. Parent Document_ Line Reference. Line Reference</text:p>
          </table:table-cell>
          <table:table-cell table:style-name="ce4" office:value-type="string"/>
          <table:table-cell table:style-name="ce4" office:value-type="string">
            <text:p>Attached Document</text:p>
          </table:table-cell>
          <table:table-cell table:style-name="ce4" office:value-type="string">
            <text:p>Parent Document</text:p>
          </table:table-cell>
          <table:table-cell table:style-name="ce4" office:value-type="string"/>
          <table:table-cell table:style-name="ce4" office:value-type="string"/>
          <table:table-cell table:style-name="ce4" table:formula="of:=[.M21]" office:value-type="string" office:string-value="Line Reference">
            <text:p>Line Reference</text:p>
          </table:table-cell>
          <table:table-cell table:style-name="ce4" office:value-type="string">
            <text:p>Line Reference</text:p>
          </table:table-cell>
          <table:table-cell table:style-name="ce4" table:number-columns-repeated="3" office:value-type="string"/>
          <table:table-cell table:style-name="ce4" office:value-type="string">
            <text:p>Line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Reference to a Line on a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